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margin-left="0cm" fo:margin-right="0cm" fo:margin-top="0cm" fo:margin-bottom="0cm" style:contextual-spacing="false" fo:orphans="2" fo:widows="2" fo:text-indent="0cm" style:auto-text-indent="false" fo:padding="0cm" fo:border="none"/>
      <style:text-properties fo:font-variant="normal" fo:text-transform="none" fo:color="#f2f4f5" loext:opacity="100%" style:font-name="Liberation Serif" fo:font-size="14pt" fo:letter-spacing="normal" fo:font-style="normal" fo:font-weight="normal" officeooo:paragraph-rsid="0018ac72" style:font-size-asian="14pt" style:font-size-complex="14pt"/>
    </style:style>
    <style:style style:name="P2"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f2f4f5" loext:opacity="100%" style:font-name="Liberation Serif" fo:font-size="14pt" fo:letter-spacing="normal" fo:font-style="normal" fo:font-weight="normal" officeooo:paragraph-rsid="0018ac72" style:font-size-asian="14pt" style:font-size-complex="14pt"/>
    </style:style>
    <style:style style:name="P3" style:family="paragraph" style:parent-style-name="Text_20_body">
      <style:paragraph-properties fo:margin-left="0cm" fo:margin-right="0cm" fo:margin-top="0cm" fo:margin-bottom="0.247cm" style:contextual-spacing="false" fo:line-height="125%" fo:text-indent="0cm" style:auto-text-indent="false"/>
      <style:text-properties style:font-name="Liberation Serif" officeooo:paragraph-rsid="0018ac72"/>
    </style:style>
    <style:style style:name="P4" style:family="paragraph" style:parent-style-name="Text_20_body">
      <style:paragraph-properties fo:margin-left="0cm" fo:margin-right="0cm" fo:line-height="125%" fo:text-indent="0cm" style:auto-text-indent="false"/>
      <style:text-properties fo:color="#b8c5c9" loext:opacity="100%" style:font-name="Liberation Serif" officeooo:paragraph-rsid="0018ac72" loext:padding="0cm" loext:border="none"/>
    </style:style>
    <style:style style:name="P5" style:family="paragraph" style:parent-style-name="Text_20_body">
      <style:paragraph-properties fo:margin-left="0cm" fo:margin-right="0cm" fo:margin-top="0cm" fo:margin-bottom="0cm" style:contextual-spacing="false" fo:line-height="125%" fo:text-indent="0cm" style:auto-text-indent="false"/>
      <style:text-properties officeooo:paragraph-rsid="0018ac72"/>
    </style:style>
    <style:style style:name="P6" style:family="paragraph" style:parent-style-name="Text_20_body" style:list-style-name="L1">
      <style:paragraph-properties fo:margin-left="0cm" fo:margin-right="0cm" fo:margin-top="0cm" fo:margin-bottom="0cm" style:contextual-spacing="false" fo:line-height="125%" fo:text-indent="0cm" style:auto-text-indent="false"/>
      <style:text-properties fo:color="#b8c5c9" loext:opacity="100%" style:font-name="Liberation Serif" officeooo:paragraph-rsid="0018ac72" loext:padding="0cm" loext:border="none"/>
    </style:style>
    <style:style style:name="P7" style:family="paragraph" style:parent-style-name="Text_20_body" style:list-style-name="L1">
      <style:paragraph-properties fo:margin-left="0cm" fo:margin-right="0cm" fo:margin-top="0cm" fo:margin-bottom="0cm" style:contextual-spacing="false" fo:line-height="125%" fo:text-indent="0cm" style:auto-text-indent="false"/>
      <style:text-properties officeooo:paragraph-rsid="0018ac72"/>
    </style:style>
    <style:style style:name="P8" style:family="paragraph" style:parent-style-name="Text_20_body" style:list-style-name="L2">
      <style:paragraph-properties fo:margin-left="0cm" fo:margin-right="0cm" fo:margin-top="0cm" fo:margin-bottom="0cm" style:contextual-spacing="false" fo:line-height="125%" fo:text-indent="0cm" style:auto-text-indent="false"/>
      <style:text-properties officeooo:paragraph-rsid="0018ac72"/>
    </style:style>
    <style:style style:name="P9" style:family="paragraph" style:parent-style-name="Text_20_body" style:list-style-name="L2">
      <style:paragraph-properties fo:margin-left="0cm" fo:margin-right="0cm" fo:margin-top="0cm" fo:margin-bottom="0cm" style:contextual-spacing="false" fo:line-height="125%" fo:text-indent="0cm" style:auto-text-indent="false"/>
      <style:text-properties fo:color="#b8c5c9" loext:opacity="100%" style:font-name="Liberation Serif" officeooo:paragraph-rsid="0018ac72" loext:padding="0cm" loext:border="none"/>
    </style:style>
    <style:style style:name="P10" style:family="paragraph" style:parent-style-name="Text_20_body" style:list-style-name="L3">
      <style:paragraph-properties fo:margin-left="0cm" fo:margin-right="0cm" fo:margin-top="0cm" fo:margin-bottom="0cm" style:contextual-spacing="false" fo:line-height="125%" fo:text-indent="0cm" style:auto-text-indent="false"/>
      <style:text-properties officeooo:paragraph-rsid="0018ac72"/>
    </style:style>
    <style:style style:name="P11" style:family="paragraph" style:parent-style-name="Text_20_body" style:list-style-name="L3">
      <style:paragraph-properties fo:margin-left="0cm" fo:margin-right="0cm" fo:margin-top="0cm" fo:margin-bottom="0cm" style:contextual-spacing="false" fo:line-height="125%" fo:text-indent="0cm" style:auto-text-indent="false"/>
      <style:text-properties fo:color="#b8c5c9" loext:opacity="100%" style:font-name="Liberation Serif" officeooo:paragraph-rsid="0018ac72" loext:padding="0cm" loext:border="none"/>
    </style:style>
    <style:style style:name="P12" style:family="paragraph" style:parent-style-name="Text_20_body" style:list-style-name="L4">
      <style:paragraph-properties fo:margin-left="0cm" fo:margin-right="0cm" fo:margin-top="0cm" fo:margin-bottom="0cm" style:contextual-spacing="false" fo:line-height="125%" fo:text-indent="0cm" style:auto-text-indent="false"/>
      <style:text-properties officeooo:paragraph-rsid="0018ac72"/>
    </style:style>
    <style:style style:name="P13" style:family="paragraph" style:parent-style-name="Text_20_body" style:list-style-name="L4">
      <style:paragraph-properties fo:margin-left="0cm" fo:margin-right="0cm" fo:margin-top="0cm" fo:margin-bottom="0cm" style:contextual-spacing="false" fo:line-height="125%" fo:text-indent="0cm" style:auto-text-indent="false"/>
      <style:text-properties fo:color="#b8c5c9" loext:opacity="100%" style:font-name="Liberation Serif" officeooo:paragraph-rsid="0018ac72" loext:padding="0cm" loext:border="none"/>
    </style:style>
    <style:style style:name="P14" style:family="paragraph" style:parent-style-name="Text_20_body" style:list-style-name="L5">
      <style:paragraph-properties fo:margin-left="0cm" fo:margin-right="0cm" fo:margin-top="0cm" fo:margin-bottom="0cm" style:contextual-spacing="false" fo:line-height="125%" fo:text-indent="0cm" style:auto-text-indent="false"/>
      <style:text-properties officeooo:paragraph-rsid="0018ac72"/>
    </style:style>
    <style:style style:name="P15" style:family="paragraph" style:parent-style-name="Text_20_body" style:list-style-name="L5">
      <style:paragraph-properties fo:margin-left="0cm" fo:margin-right="0cm" fo:margin-top="0cm" fo:margin-bottom="0cm" style:contextual-spacing="false" fo:line-height="125%" fo:text-indent="0cm" style:auto-text-indent="false"/>
      <style:text-properties fo:color="#b8c5c9" loext:opacity="100%" style:font-name="Liberation Serif" officeooo:paragraph-rsid="0018ac72" loext:padding="0cm" loext:border="none"/>
    </style:style>
    <style:style style:name="P16" style:family="paragraph" style:parent-style-name="Standard">
      <style:paragraph-properties fo:margin-left="0cm" fo:margin-right="0cm" fo:margin-top="0cm" fo:margin-bottom="0cm" style:contextual-spacing="false" fo:orphans="1" fo:text-indent="0cm" style:auto-text-indent="false"/>
      <style:text-properties officeooo:paragraph-rsid="0018ac72"/>
    </style:style>
    <style:style style:name="P17" style:family="paragraph" style:parent-style-name="Standard">
      <style:paragraph-properties fo:margin-left="0cm" fo:margin-right="0cm" fo:margin-top="0cm" fo:margin-bottom="0cm" style:contextual-spacing="false" fo:orphans="1" fo:text-indent="0cm" style:auto-text-indent="false"/>
      <style:text-properties style:font-name="Liberation Serif" officeooo:paragraph-rsid="0018ac72"/>
    </style:style>
    <style:style style:name="T1" style:family="text">
      <style:text-properties fo:color="#b8c5c9" loext:opacity="100%" style:font-name="Liberation Serif" loext:padding="0cm" loext:border="none"/>
    </style:style>
    <style:style style:name="T2" style:family="text">
      <style:text-properties fo:font-variant="normal" fo:text-transform="none" fo:color="#b8c5c9" loext:opacity="100%" style:font-name="Liberation Serif" fo:font-size="10.5pt" fo:letter-spacing="normal" fo:font-style="normal" fo:font-weight="normal" loext:padding="0cm" loext:border="none"/>
    </style:style>
    <style:style style:name="T3" style:family="text">
      <style:text-properties fo:font-variant="normal" fo:text-transform="none" fo:color="#b8c5c9" loext:opacity="100%" fo:font-size="10.5pt" fo:letter-spacing="normal" fo:font-style="normal" fo:font-weight="normal"/>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post-title-t3_1oy6jqe"/>Hacia una Teoría de Capas de Enlaces: En Busca de un Formalismo Matemático Unificador (y Falsable)</text:h>
      <text:p text:style-name="P2"/>
      <text:section text:style-name="Sect1" text:name="t3_1oy6jqe-post-rtjson-content">
        <text:p text:style-name="P3">Un viaje desde los fundamentos filosóficos hasta las propuestas formales para conectar la física de partículas, la biología y la consciencia.</text:p>
        <text:p text:style-name="P4">¡Comunidad, les presento un nuevo proyecto de investigación colaborativa!</text:p>
        <text:p text:style-name="P5"><text:span text:style-name="T1">Muchas de las preguntas más profundas de la ciencia parecen estancadas en silos aislados. La física de partículas describe lo ultra-pequeño, la biología la complejidad de la vida, y la ciencia cognitiva el misterio de la consciencia. Pero, ¿y si existiera una arquitectura subyacente, un patrón de </text:span><text:span text:style-name="Strong_20_Emphasis"><text:span text:style-name="T1">"enlaces" o "entrelazamientos"</text:span></text:span><text:span text:style-name="T1"> que se repite en capas desde lo micro a lo macro, conectando estos dominios?</text:span></text:p>
        <text:p text:style-name="P5"><text:span text:style-name="T1">Este proyecto tiene la </text:span><text:span text:style-name="Strong_20_Emphasis"><text:span text:style-name="T1">pretensión audaz</text:span></text:span><text:span text:style-name="T1"> de explorar la posibilidad de un formalismo matemático que modele dicha arquitectura. El objetivo final no es demostrar que tenemos la razón – algo altamente improbable –, sino </text:span><text:span text:style-name="Strong_20_Emphasis"><text:span text:style-name="T1">mapear los límites de nuestro conocimiento actual</text:span></text:span><text:span text:style-name="T1">.</text:span></text:p>
        <text:p text:style-name="P5"><text:span text:style-name="Strong_20_Emphasis"><text:span text:style-name="T1">Nuestro empeño es, sobre todo, un ejercicio de aprendizaje.</text:span></text:span><text:span text:style-name="T1"> Queremos descubrir:</text:span></text:p>
        <text:list text:style-name="L1">
          <text:list-item>
            <text:p text:style-name="P6">¿Dónde están las fronteras formales que hoy impiden esta unificación?</text:p>
          </text:list-item>
          <text:list-item>
            <text:p text:style-name="P6">¿En qué conceptos científicos actuales podemos apoyarnos?</text:p>
          </text:list-item>
          <text:list-item>
            <text:p text:style-name="P7"><text:span text:style-name="T1">¿Qué propuestas experimentales </text:span><text:span text:style-name="Strong_20_Emphasis"><text:span text:style-name="T1">falsables</text:span></text:span><text:span text:style-name="T1"> podrían, en el futuro, arrojar luz sobre este camino?</text:span></text:p>
          </text:list-item>
        </text:list>
        <text:p text:style-name="P4">Es probable que no concluyamos con una teoría probada, pero en el camino aprenderemos cuáles son los retos a superar y, con suerte, inspiraremos a otros a pensar en estas cuestiones.</text:p>
        <text:p text:style-name="P5"><text:span text:style-name="Strong_20_Emphasis"><text:span text:style-name="T1">Índice Propuesto para el Proyecto</text:span></text:span></text:p>
        <text:p text:style-name="P5"><text:span text:style-name="Strong_20_Emphasis"><text:span text:style-name="T1">Fase 1: Los Cimientos Filosóficos (El "Por Qué" y el "Sobre Qué")</text:span></text:span><text:span text:style-name="T1"><text:line-break/></text:span><text:span text:style-name="Emphasis"><text:span text:style-name="T1">Aquí establecemos el terreno que pisamos y la brújula que nos guía.</text:span></text:span></text:p>
        <text:list text:style-name="L2">
          <text:list-item>
            <text:p text:style-name="P8"><text:span text:style-name="Strong_20_Emphasis"><text:span text:style-name="T1">Artículo 1: Filosofía de la Vida y el Propósito Final.</text:span></text:span></text:p>
            <text:list>
              <text:list-item>
                <text:p text:style-name="P9">¿Qué fenómenos queremos explicar? De la partícula al organismo.</text:p>
              </text:list-item>
              <text:list-item>
                <text:p text:style-name="P9">La consciencia como la "última frontera": definiendo el Problema Fuerte como horizonte lejano.</text:p>
              </text:list-item>
              <text:list-item>
                <text:p text:style-name="P9">El propósito: trazar un puente conceptual desde la física fundamental hasta la biología y la mente.</text:p>
              </text:list-item>
            </text:list>
          </text:list-item>
          <text:list-item>
            <text:p text:style-name="P8"><text:span text:style-name="Strong_20_Emphasis"><text:span text:style-name="T1">Artículo 2: El Principio de Falsabilidad como Brújula Metodológica.</text:span></text:span></text:p>
            <text:list>
              <text:list-item>
                <text:p text:style-name="P9">¿Cómo evitar construir un castillo en el aire? La ciencia frente a la pura especulación.</text:p>
              </text:list-item>
              <text:list-item>
                <text:p text:style-name="P9">Nuestro compromiso: buscar predicciones comprobables, aunque sea a largo plazo.</text:p>
              </text:list-item>
              <text:list-item>
                <text:p text:style-name="P8"><text:span text:style-name="T1">Definiendo qué </text:span><text:span text:style-name="Emphasis"><text:span text:style-name="T1">no</text:span></text:span><text:span text:style-name="T1"> es ciencia en nuestro proyecto para acotar qué </text:span><text:span text:style-name="Emphasis"><text:span text:style-name="T1">sí</text:span></text:span><text:span text:style-name="T1"> puede serlo.</text:span></text:p>
              </text:list-item>
            </text:list>
          </text:list-item>
        </text:list>
        <text:p text:style-name="P5"><text:span text:style-name="Strong_20_Emphasis"><text:span text:style-name="T1">Fase 2: Los Pilares Científicos (El "Con Qué")</text:span></text:span><text:span text:style-name="T1"><text:line-break/></text:span><text:span text:style-name="Emphasis"><text:span text:style-name="T1">Revisamos críticamente el conocimiento actual que servirá de andamio.</text:span></text:span></text:p>
        <text:list text:style-name="L3">
          <text:list-item>
            <text:p text:style-name="P10"><text:span text:style-name="Strong_20_Emphasis"><text:span text:style-name="T1">Revisión Crítica de Teorías de Unificación Existentes.</text:span></text:span></text:p>
            <text:list>
              <text:list-item>
                <text:p text:style-name="P11">Lecciones de la Teoría de Cuerdas, Gravedad Cuántica de Bucles, etc. ¿Qué podemos rescatar?</text:p>
              </text:list-item>
              <text:list-item>
                <text:p text:style-name="P11">Teoría de Redes Complejas, Sistemas Adaptativos y Emergencia.</text:p>
              </text:list-item>
            </text:list>
          </text:list-item>
          <text:list-item>
            <text:p text:style-name="P10"><text:soft-page-break/><text:span text:style-name="Strong_20_Emphasis"><text:span text:style-name="T1">El Concepto de "Enlace" o "Entrelazamiento" a Diferentes Escalas.</text:span></text:span></text:p>
            <text:list>
              <text:list-item>
                <text:p text:style-name="P11">Más allá del entrelazamiento cuántico: enlaces químicos, sinapsis neurales, vínculos ecológicos, conexiones sociales.</text:p>
              </text:list-item>
              <text:list-item>
                <text:p text:style-name="P11">Buscando isomorfismos y patrones comunes.</text:p>
              </text:list-item>
            </text:list>
          </text:list-item>
        </text:list>
        <text:p text:style-name="P5"><text:span text:style-name="Strong_20_Emphasis"><text:span text:style-name="T1">Fase 3: La Propuesta Formal (El "Cómo")</text:span></text:span><text:span text:style-name="T1"><text:line-break/></text:span><text:span text:style-name="Emphasis"><text:span text:style-name="T1">El núcleo del proyecto: intentar construir el formalismo.</text:span></text:span></text:p>
        <text:list text:style-name="L4">
          <text:list-item>
            <text:p text:style-name="P12"><text:span text:style-name="Strong_20_Emphasis"><text:span text:style-name="T1">Hacia un Lenguaje Matemático para las Capas de Enlace.</text:span></text:span></text:p>
            <text:list>
              <text:list-item>
                <text:p text:style-name="P13">Propuesta de un formalismo base (ej: teoría de categorías, grafos dinámicos, algebras de operadores).</text:p>
              </text:list-item>
              <text:list-item>
                <text:p text:style-name="P13">Definición de conceptos primitivos: "nodo", "enlace", "capa", "propagación de información".</text:p>
              </text:list-item>
            </text:list>
          </text:list-item>
          <text:list-item>
            <text:p text:style-name="P12"><text:span text:style-name="Strong_20_Emphasis"><text:span text:style-name="T1">Modelando la Transición entre Capas.</text:span></text:span></text:p>
            <text:list>
              <text:list-item>
                <text:p text:style-name="P13">¿Cómo emerge una propiedad biológica a partir de enlaces físico-químicos?</text:p>
              </text:list-item>
              <text:list-item>
                <text:p text:style-name="P13">Propuestas específicas de modelado para un salto de capa.</text:p>
              </text:list-item>
            </text:list>
          </text:list-item>
        </text:list>
        <text:p text:style-name="P5"><text:span text:style-name="Strong_20_Emphasis"><text:span text:style-name="T1">Fase 4: Consecuencias y Futuro (El "Y Entonces Qué")</text:span></text:span><text:span text:style-name="T1"><text:line-break/></text:span><text:span text:style-name="Emphasis"><text:span text:style-name="T1">Donde sometemos nuestra idea a presión y soñamos con el futuro.</text:span></text:span></text:p>
        <text:list text:style-name="L5">
          <text:list-item>
            <text:p text:style-name="P14"><text:span text:style-name="Strong_20_Emphasis"><text:span text:style-name="T1">Implicaciones y Predicciones Falsables.</text:span></text:span></text:p>
            <text:list>
              <text:list-item>
                <text:p text:style-name="P15">Si esta arquitectura existe, ¿qué deberíamos poder observar o medir?</text:p>
              </text:list-item>
              <text:list-item>
                <text:p text:style-name="P15">Propuestas de experimentos mentales y (con suerte) experimentos reales futuros.</text:p>
              </text:list-item>
            </text:list>
          </text:list-item>
          <text:list-item>
            <text:p text:style-name="P14"><text:span text:style-name="Strong_20_Emphasis"><text:span text:style-name="T1">Conclusiones: Mapa de lo Desconocido.</text:span></text:span></text:p>
            <text:list>
              <text:list-item>
                <text:p text:style-name="P15">Resumen de los principales obstáculos encontrados.</text:p>
              </text:list-item>
              <text:list-item>
                <text:p text:style-name="P15">¿Hasta dónde logramos llegar? Definición de las nuevas fronteras identificadas.</text:p>
              </text:list-item>
              <text:list-item>
                <text:p text:style-name="P15">Llamado a la colaboración: invitando a la comunidad a refinar, criticar y continuar.</text:p>
              </text:list-item>
            </text:list>
          </text:list-item>
        </text:list>
        <text:p text:style-name="P16"><text:span text:style-name="Strong_20_Emphasis"><text:span text:style-name="T1"/></text:span></text:p>
        <text:p text:style-name="P16"><text:span text:style-name="Strong_20_Emphasis"><text:span text:style-name="T1">Descargo de Responsabilidad (¡Importante!):<text:line-break/></text:span></text:span><text:span text:style-name="Strong_20_Emphasis"><text:span text:style-name="T2">Esto es una red social para la divulgación y el debate lúdico-intelectual, no un laboratorio de investigación formal. Mi arrogancia al plantear preguntas grandes no debe confundirse con la certeza de tener las respuestas. El propósito principal es disfrutar del viaje del pensamiento colectivo como hicimos anteriormente en el ejercicio de la cosmogenesis, del cual rescatamos esta idea para seguir trabajándola y expandiéndola.</text:span></text:span></text:p>
      </text:section>
      <text:p text:style-name="P17"><text:span text:style-name="T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23T20:06:41.250724334</meta:creation-date>
    <dc:date>2025-11-23T21:41:04.298948821</dc:date>
    <meta:editing-duration>PT1M18S</meta:editing-duration>
    <meta:editing-cycles>2</meta:editing-cycles>
    <meta:generator>LibreOffice/25.2.7.2$Linux_X86_64 LibreOffice_project/520$Build-2</meta:generator>
    <meta:document-statistic meta:table-count="0" meta:image-count="0" meta:object-count="0" meta:page-count="2" meta:paragraph-count="43" meta:word-count="667" meta:character-count="4371" meta:non-whitespace-character-count="3776"/>
  </office:meta>
</office:document-meta>
</file>